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'Lucida Sans Unicode', 'Microsoft Sans Serif', 'Segoe UI Symbol', STIXGeneral, 'Cambria Math', 'Arial Unicode M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2c5" officeooo:paragraph-rsid="000a82c5"/>
    </style:style>
    <style:style style:name="P2" style:family="paragraph" style:parent-style-name="Standard">
      <style:text-properties fo:font-variant="normal" fo:text-transform="none" fo:color="#2e2e2e" style:font-name="Arial" fo:font-size="12pt" fo:letter-spacing="normal" fo:font-style="normal" fo:font-weight="normal" officeooo:rsid="000ec7fc" officeooo:paragraph-rsid="000ec7fc" style:font-weight-asian="bold" style:font-weight-complex="bold"/>
    </style:style>
    <style:style style:name="P3" style:family="paragraph" style:parent-style-name="Standard">
      <style:text-properties fo:font-weight="bold" officeooo:rsid="000a82c5" officeooo:paragraph-rsid="000a82c5" style:font-weight-asian="bold" style:font-weight-complex="bold"/>
    </style:style>
    <style:style style:name="P4" style:family="paragraph" style:parent-style-name="Standard">
      <style:text-properties officeooo:rsid="000adad1" officeooo:paragraph-rsid="000adad1"/>
    </style:style>
    <style:style style:name="P5" style:family="paragraph" style:parent-style-name="Standard">
      <style:text-properties officeooo:rsid="000ec7fc" officeooo:paragraph-rsid="000ec7fc"/>
    </style:style>
    <style:style style:name="P6" style:family="paragraph" style:parent-style-name="Standard">
      <style:text-properties officeooo:rsid="000f2003" officeooo:paragraph-rsid="000f2003"/>
    </style:style>
    <style:style style:name="P7" style:family="paragraph" style:parent-style-name="Text_20_body">
      <style:text-properties officeooo:rsid="000ec7fc" officeooo:paragraph-rsid="000ec7fc"/>
    </style:style>
    <style:style style:name="P8" style:family="paragraph" style:parent-style-name="Text_20_body">
      <style:text-properties style:font-name="Arial1" fo:font-size="11pt" fo:font-weight="normal" officeooo:rsid="000ec7fc" officeooo:paragraph-rsid="000ec7fc" style:font-size-asian="9.60000038146973pt" style:font-weight-asian="normal" style:font-size-complex="11pt" style:font-weight-complex="normal"/>
    </style:style>
    <style:style style:name="P9" style:family="paragraph" style:parent-style-name="Heading_20_3">
      <style:text-properties officeooo:rsid="000ec7fc" officeooo:paragraph-rsid="000ec7fc"/>
    </style:style>
    <style:style style:name="T1" style:family="text">
      <style:text-properties fo:font-variant="normal" fo:text-transform="none" fo:color="#2e2e2e" style:font-name="Arial" fo:font-size="12pt" fo:letter-spacing="normal" fo:font-style="normal"/>
    </style:style>
    <style:style style:name="T2" style:family="text">
      <style:text-properties fo:font-variant="normal" fo:text-transform="none" fo:color="#5c5c5c" style:font-name="Arial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5c5c5c" fo:letter-spacing="normal" fo:font-style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d9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suggests an <text:span text:style-name="T5">intedependence </text:span>between SRY and the normal male complement. Thus, regulation by both SRY and sex chromosome complement appears to converge on a subset of genes who are differentially expressed wrt sexes. </text:p>
      <text:p text:style-name="P1"/>
      <text:p text:style-name="P1">What are the Sex Chromosome Sensitive genes? </text:p>
      <text:p text:style-name="P1"/>
      <text:p text:style-name="P1">Combined effect of scc and sry/sex? </text:p>
      <text:p text:style-name="P1"/>
      <text:p text:style-name="P1">- Compare SCS genes and autosomal genes with dimorphic expression patterns between XX females and XY-Sry males. 1751→ 175 also sensitive to scc in males and females. 401 in either sex.</text:p>
      <text:p text:style-name="P1"/>
      <text:p text:style-name="P1">- Combined effects of scc and sry led to higher expressions in XY-sry males (not significant for all genes).</text:p>
      <text:p text:style-name="P1"/>
      <text:p text:style-name="P3">- Thus, scc underlies a substantial fration of gene expression differences between males and females in the thymus.</text:p>
      <text:p text:style-name="P3"/>
      <text:p text:style-name="P1"><text:span text:style-name="T4">Discussion</text:span> </text:p>
      <text:p text:style-name="P1"/>
      <text:p text:style-name="P4">Differences in expression due to <text:span text:style-name="T6">X </text:span>chromosome complement, rather than sex. </text:p>
      <text:p text:style-name="P4"/>
      <text:p text:style-name="P5">Reason? X-linked gene differentially expressed between males and females the cause? </text:p>
      <text:p text:style-name="P5">-<text:tab/>Acts as chromatin modifier?</text:p>
      <text:p text:style-name="P5">-<text:tab/>Acts as transcription factor? – Can regulate gene involved in chromatin metabolism.</text:p>
      <text:p text:style-name="P5"/>
      <text:p text:style-name="P5">More on X-genes. Idc. </text:p>
      <text:p text:style-name="P5"/>
      <text:h text:style-name="P9" text:outline-level="3"><text:bookmark text:name="sec3.2"/><text:span text:style-name="T2">SRY Interacts with Sex Chromosome Complement to Modulate Autosomal Gene Expression</text:span></text:h>
      <text:p text:style-name="P7"><text:span text:style-name="T2"/></text:p>
      <text:p text:style-name="P8"><text:span text:style-name="T3"><text:line-break/></text:span><text:span text:style-name="T1">Having found a difference in heterochromatin-mediated silencing dependent on sex chromosome complement, we went on to identify a subset of several hundred autosomal genes that are also regulated by the sex chromosomes. </text:span></text:p>
      <text:p text:style-name="P5"/>
      <text:p text:style-name="P2">this SCS population was enriched for genes that are sensitive to HP1 which is a key modifier of PEV in mice and Drosophila. – Similar mechanism underying observations? </text:p>
      <text:p text:style-name="P2"/>
      <text:p text:style-name="P2">Also differences between hCD2 gene and autosomal genes in their response to scc. </text:p>
      <text:p text:style-name="P2"/>
      <text:p text:style-name="P2">Hdc2 → two X: increased expression</text:p>
      <text:p text:style-name="P2">autosomal → XY-: increased expression (most cases).</text:p>
      <text:p text:style-name="P2">–<text:tab/>Two X repressing? Y promoting?</text:p>
      <text:p text:style-name="P2"/>
      <text:p text:style-name="P2">Sry has modulatory effect on expressin of SCS gene population → very dependent on scc. </text:p>
      <text:p text:style-name="P2">Addition of SRY downregulates expression of SCS genes → COMPLETE balancing wrt XX females. </text:p>
      <text:p text:style-name="P2"/>
      <text:p text:style-name="P2"><text:soft-page-break/>Is SRY compensatory? → Balancing expression of Scc sensitive genes between males and females. </text:p>
      <text:p text:style-name="P2"/>
      <text:p text:style-name="P2">HCD2 NOT sensitive to SRY. Reasonable? Maybe.</text:p>
      <text:p text:style-name="P2"><text:tab/></text:p>
      <text:p text:style-name="P5">Could SRY…</text:p>
      <text:p text:style-name="P5"/>
      <text:p text:style-name="P6">Does SRY regulate expression of SCS genes by direct effect on transcription? </text:p>
      <text:p text:style-name="P6"><text:tab/>It HAS been shown to affect heterochromatin in a couple of studies. </text:p>
      <text:p text:style-name="P6"><text:tab/>However, although shown in humans, there is a “paucity” of data suggesting expression in somatic cells in mice. WHAT DOES THIS MEAN? </text:p>
      <text:p text:style-name="P6"/>
      <text:p text:style-name="P6">Direct Sry targets have only been identified in Sertoli and testicular cells. </text:p>
      <text:p text:style-name="P6"/>
      <text:p text:style-name="P6">The effect in this paper is thus likely due to sex hormones which are INDUCED by the presence of Sry as a consequence on its impact on gonadal differentiation. </text:p>
      <text:p text:style-name="P6"/>
      <text:p text:style-name="P6"><text:s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'Lucida Sans Unicode', 'Microsoft Sans Serif', 'Segoe UI Symbol', STIXGeneral, 'Cambria Math', 'Arial Unicode M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24:36.458112707</meta:creation-date>
    <dc:date>2016-12-16T09:30:39.537416013</dc:date>
    <meta:editing-duration>PT41M59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31" meta:word-count="399" meta:character-count="2529" meta:non-whitespace-character-count="2133"/>
  </office:meta>
</office:document-meta>
</file>